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1.27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0" number:automatic-order="true">
      <number:month number:textual="true"/>
      <number:text> </number:text>
      <number:day/>
      <number:text>, </number:text>
      <number:year number:style="long"/>
    </number:date-style>
    <style:style style:name="ce2" style:family="table-cell" style:parent-style-name="Default" style:data-style-name="N4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2" office:value-type="date" office:date-value="2024-09-08" calcext:value-type="date">
            <text:p>Sep 8, 2024</text:p>
          </table:table-cell>
          <table:table-cell table:style-name="ce2" office:value-type="date" office:date-value="2024-09-01" calcext:value-type="date">
            <text:p>Sep 1, 2024</text:p>
          </table:table-cell>
          <table:table-cell table:style-name="ce2" office:value-type="date" office:date-value="2024-08-25" calcext:value-type="date">
            <text:p>Aug 25, 2024</text:p>
          </table:table-cell>
          <table:table-cell table:style-name="ce2" office:value-type="date" office:date-value="2024-08-18" calcext:value-type="date">
            <text:p>Aug 18, 2024</text:p>
          </table:table-cell>
          <table:table-cell table:style-name="ce2" office:value-type="date" office:date-value="2024-08-11" calcext:value-type="date">
            <text:p>Aug 11, 2024</text:p>
          </table:table-cell>
          <table:table-cell table:style-name="ce2" office:value-type="date" office:date-value="2024-08-04" calcext:value-type="date">
            <text:p>Aug 4, 2024</text:p>
          </table:table-cell>
          <table:table-cell table:style-name="ce2" office:value-type="date" office:date-value="2024-07-28" calcext:value-type="date">
            <text:p>Jul 28, 2024</text:p>
          </table:table-cell>
          <table:table-cell table:style-name="ce2" office:value-type="date" office:date-value="2024-07-21" calcext:value-type="date">
            <text:p>Jul 21, 2024</text:p>
          </table:table-cell>
          <table:table-cell table:style-name="ce2" office:value-type="date" office:date-value="2024-07-14" calcext:value-type="date">
            <text:p>Jul 14, 2024</text:p>
          </table:table-cell>
        </table:table-row>
        <table:table-row table:style-name="ro1">
          <table:table-cell office:value-type="string" calcext:value-type="string">
            <text:p>5-FU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arboplati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Cisplatin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oxorubicin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toposide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Gemcitabine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Oxaliplatin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axol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</table:table-row>
      </table:table>
      <table:named-expressions/>
      <table:database-ranges>
        <table:database-range table:name="__Anonymous_Sheet_DB__0" table:target-range-address="Sheet1.A3:Sheet1.A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9">00/00/0000</text:date>, <text:time style:data-style-name="N2" text:time-value="19:48:29.5184342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19:34:15.813526560</meta:creation-date>
    <meta:editing-duration>PT5M45S</meta:editing-duration>
    <meta:editing-cycles>5</meta:editing-cycles>
    <meta:generator>LibreOffice/24.2.4.2$MacOSX_X86_64 LibreOffice_project/51a6219feb6075d9a4c46691dcfe0cd9c4fff3c2</meta:generator>
    <dc:date>2024-08-09T19:49:44.211036170</dc:date>
    <meta:document-statistic meta:table-count="1" meta:cell-count="89" meta:object-count="0"/>
  </office:meta>
</office:document-meta>
</file>